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44in"/>
    </style:style>
    <style:style style:name="co2" style:family="table-column">
      <style:table-column-properties fo:break-before="auto" style:column-width="0.5398in"/>
    </style:style>
    <style:style style:name="co3" style:family="table-column">
      <style:table-column-properties fo:break-before="auto" style:column-width="0.57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5287in" svg:height="3.5327in" svg:x="6.1547in" svg:y="0.2134in">
            <draw:object draw:notify-on-update-of-ranges="Sheet1.B5:Sheet1.B5 Sheet1.B6:Sheet1.B106 Sheet1.C5:Sheet1.C5 Sheet1.C6:Sheet1.C106 Sheet1.G5:Sheet1.G5 Sheet1.G6:Sheet1.G1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327in" svg:x="6.2752in" svg:y="4.0067in">
            <draw:object draw:notify-on-update-of-ranges="Sheet1.B5:Sheet1.B5 Sheet1.B6:Sheet1.B106 Sheet1.D5:Sheet1.D5 Sheet1.D6:Sheet1.D106 Sheet1.H5:Sheet1.H5 Sheet1.H6:Sheet1.H1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92in" svg:height="3.5445in" svg:x="6.3591in" svg:y="7.8118in">
            <draw:object draw:notify-on-update-of-ranges="Sheet1.B5:Sheet1.B5 Sheet1.B6:Sheet1.B106 Sheet1.E5:Sheet1.E5 Sheet1.E6:Sheet1.E106 Sheet1.I5:Sheet1.I5 Sheet1.I6:Sheet1.I1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41in" svg:x="6.3713in" svg:y="11.6886in">
            <draw:object draw:notify-on-update-of-ranges="Sheet1.B5:Sheet1.B5 Sheet1.B6:Sheet1.B106 Sheet1.F5:Sheet1.F5 Sheet1.F6:Sheet1.F106 Sheet1.J5:Sheet1.J5 Sheet1.J6:Sheet1.J10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ST ZF:</text:p>
          </table:table-cell>
          <table:table-cell table:number-columns-repeated="2"/>
          <table:table-cell office:value-type="float" office:value="208.78" calcext:value-type="float">
            <text:p>208.78</text:p>
          </table:table-cell>
          <table:table-cell table:number-columns-repeated="3"/>
          <table:table-cell office:value-type="float" office:value="125.8998" calcext:value-type="float">
            <text:p>125.899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UM BO:</text:p>
          </table:table-cell>
          <table:table-cell table:number-columns-repeated="2"/>
          <table:table-cell office:value-type="float" office:value="85.24" calcext:value-type="float">
            <text:p>85.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"/>
          <table:table-cell table:style-name="ce3" office:value-type="string" calcext:value-type="string" table:number-columns-spanned="3" table:number-rows-spanned="1">
            <text:p>SBC <text:s/></text:p>
          </table:table-cell>
          <table:covered-table-cell table:number-columns-repeated="2" table:style-name="ce5"/>
          <table:table-cell table:style-name="ce5"/>
          <table:table-cell table:style-name="ce3" office:value-type="string" calcext:value-type="string" table:number-columns-spanned="3" table:number-rows-spanned="1">
            <text:p>SPSA</text:p>
          </table:table-cell>
          <table:covered-table-cell table:number-columns-repeated="2" table:style-name="ce5"/>
          <table:table-cell table:style-name="ce5"/>
          <table:table-cell table:number-columns-repeated="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GI</text:p>
          </table:table-cell>
          <table:table-cell table:style-name="ce1" office:value-type="string" calcext:value-type="string">
            <text:p>WIP</text:p>
          </table:table-cell>
          <table:table-cell table:style-name="ce1" office:value-type="string" calcext:value-type="string">
            <text:p>X(t)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GI</text:p>
          </table:table-cell>
          <table:table-cell table:style-name="ce1" office:value-type="string" calcext:value-type="string">
            <text:p>WIP</text:p>
          </table:table-cell>
          <table:table-cell table:style-name="ce1" office:value-type="string" calcext:value-type="string">
            <text:p>X(t)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emand</text:p>
          </table:table-cell>
          <table:table-cell table:style-name="ce1" office:value-type="string" calcext:value-type="string">
            <text:p>SBC lambda</text:p>
          </table:table-cell>
          <table:table-cell table:style-name="ce1" office:value-type="string" calcext:value-type="string">
            <text:p>SBC FGI</text:p>
          </table:table-cell>
          <table:table-cell table:style-name="ce1" office:value-type="string" calcext:value-type="string">
            <text:p>SBC WIP</text:p>
          </table:table-cell>
          <table:table-cell table:style-name="ce1" office:value-type="string" calcext:value-type="string">
            <text:p>SBC X(t)</text:p>
          </table:table-cell>
          <table:table-cell table:style-name="ce1" office:value-type="string" calcext:value-type="string">
            <text:p>SPSA lambda</text:p>
          </table:table-cell>
          <table:table-cell table:style-name="ce1" office:value-type="string" calcext:value-type="string">
            <text:p>SPSA FGI</text:p>
          </table:table-cell>
          <table:table-cell table:style-name="ce1" office:value-type="string" calcext:value-type="string">
            <text:p>SPSA WIP</text:p>
          </table:table-cell>
          <table:table-cell table:style-name="ce1" office:value-type="string" calcext:value-type="string">
            <text:p>SPSA X(t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78" calcext:value-type="float">
            <text:p>0.00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338" calcext:value-type="float">
            <text:p>0.03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0856" calcext:value-type="float">
            <text:p>0.085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  <table:table-cell office:value-type="float" office:value="0.304" calcext:value-type="float">
            <text:p>0.304</text:p>
          </table:table-cell>
          <table:table-cell office:value-type="float" office:value="0.2894" calcext:value-type="float">
            <text:p>0.2894</text:p>
          </table:table-cell>
          <table:table-cell office:value-type="float" office:value="0.1768" calcext:value-type="float">
            <text:p>0.176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5776" calcext:value-type="float">
            <text:p>0.5776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2736" calcext:value-type="float">
            <text:p>0.273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576" calcext:value-type="float">
            <text:p>0.576</text:p>
          </table:table-cell>
          <table:table-cell office:value-type="float" office:value="0.342" calcext:value-type="float">
            <text:p>0.342</text:p>
          </table:table-cell>
          <table:table-cell office:value-type="float" office:value="0.4321" calcext:value-type="float">
            <text:p>0.4321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3198" calcext:value-type="float">
            <text:p>0.319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76" calcext:value-type="float">
            <text:p>0.76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869" calcext:value-type="float">
            <text:p>0.869</text:p>
          </table:table-cell>
          <table:table-cell office:value-type="float" office:value="0.4708" calcext:value-type="float">
            <text:p>0.4708</text:p>
          </table:table-cell>
          <table:table-cell office:value-type="float" office:value="0.6472" calcext:value-type="float">
            <text:p>0.6472</text:p>
          </table:table-cell>
          <table:table-cell office:value-type="float" office:value="0.6062" calcext:value-type="float">
            <text:p>0.6062</text:p>
          </table:table-cell>
          <table:table-cell office:value-type="float" office:value="0.702" calcext:value-type="float">
            <text:p>0.702</text:p>
          </table:table-cell>
          <table:table-cell office:value-type="float" office:value="0.4088" calcext:value-type="float">
            <text:p>0.408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0968" calcext:value-type="float">
            <text:p>0.0968</text:p>
          </table:table-cell>
          <table:table-cell office:value-type="float" office:value="1.1024" calcext:value-type="float">
            <text:p>1.1024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6772" calcext:value-type="float">
            <text:p>0.6772</text:p>
          </table:table-cell>
          <table:table-cell office:value-type="float" office:value="0.3722" calcext:value-type="float">
            <text:p>0.3722</text:p>
          </table:table-cell>
          <table:table-cell office:value-type="float" office:value="0.909" calcext:value-type="float">
            <text:p>0.909</text:p>
          </table:table-cell>
          <table:table-cell office:value-type="float" office:value="0.466" calcext:value-type="float">
            <text:p>0.46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  <table:table-cell office:value-type="float" office:value="0.0066" calcext:value-type="float">
            <text:p>0.0066</text:p>
          </table:table-cell>
          <table:table-cell office:value-type="float" office:value="1.3382" calcext:value-type="float">
            <text:p>1.3382</text:p>
          </table:table-cell>
          <table:table-cell office:value-type="float" office:value="0.6098" calcext:value-type="float">
            <text:p>0.6098</text:p>
          </table:table-cell>
          <table:table-cell office:value-type="float" office:value="0.6167" calcext:value-type="float">
            <text:p>0.6167</text:p>
          </table:table-cell>
          <table:table-cell office:value-type="float" office:value="0.2106" calcext:value-type="float">
            <text:p>0.2106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5384" calcext:value-type="float">
            <text:p>0.538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float" office:value="-0.049" calcext:value-type="float">
            <text:p>-0.049</text:p>
          </table:table-cell>
          <table:table-cell office:value-type="float" office:value="1.5486" calcext:value-type="float">
            <text:p>1.5486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0534" calcext:value-type="float">
            <text:p>0.0534</text:p>
          </table:table-cell>
          <table:table-cell office:value-type="float" office:value="1.1238" calcext:value-type="float">
            <text:p>1.1238</text:p>
          </table:table-cell>
          <table:table-cell office:value-type="float" office:value="0.5428" calcext:value-type="float">
            <text:p>0.542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86" calcext:value-type="float">
            <text:p>0.86</text:p>
          </table:table-cell>
          <table:table-cell office:value-type="float" office:value="-0.0434" calcext:value-type="float">
            <text:p>-0.0434</text:p>
          </table:table-cell>
          <table:table-cell office:value-type="float" office:value="1.6916" calcext:value-type="float">
            <text:p>1.6916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7184" calcext:value-type="float">
            <text:p>0.7184</text:p>
          </table:table-cell>
          <table:table-cell office:value-type="float" office:value="-0.061" calcext:value-type="float">
            <text:p>-0.061</text:p>
          </table:table-cell>
          <table:table-cell office:value-type="float" office:value="1.2384" calcext:value-type="float">
            <text:p>1.2384</text:p>
          </table:table-cell>
          <table:table-cell office:value-type="float" office:value="0.5856" calcext:value-type="float">
            <text:p>0.585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87" calcext:value-type="float">
            <text:p>0.87</text:p>
          </table:table-cell>
          <table:table-cell office:value-type="float" office:value="-0.0358" calcext:value-type="float">
            <text:p>-0.0358</text:p>
          </table:table-cell>
          <table:table-cell office:value-type="float" office:value="1.8762" calcext:value-type="float">
            <text:p>1.8762</text:p>
          </table:table-cell>
          <table:table-cell office:value-type="float" office:value="0.7076" calcext:value-type="float">
            <text:p>0.7076</text:p>
          </table:table-cell>
          <table:table-cell office:value-type="float" office:value="0.7637" calcext:value-type="float">
            <text:p>0.7637</text:p>
          </table:table-cell>
          <table:table-cell office:value-type="float" office:value="-0.1662" calcext:value-type="float">
            <text:p>-0.1662</text:p>
          </table:table-cell>
          <table:table-cell office:value-type="float" office:value="1.3818" calcext:value-type="float">
            <text:p>1.3818</text:p>
          </table:table-cell>
          <table:table-cell office:value-type="float" office:value="0.5948" calcext:value-type="float">
            <text:p>0.594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88" calcext:value-type="float">
            <text:p>0.88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0126" calcext:value-type="float">
            <text:p>2.0126</text:p>
          </table:table-cell>
          <table:table-cell office:value-type="float" office:value="0.7422" calcext:value-type="float">
            <text:p>0.7422</text:p>
          </table:table-cell>
          <table:table-cell office:value-type="float" office:value="0.8967" calcext:value-type="float">
            <text:p>0.8967</text:p>
          </table:table-cell>
          <table:table-cell office:value-type="float" office:value="-0.2156" calcext:value-type="float">
            <text:p>-0.2156</text:p>
          </table:table-cell>
          <table:table-cell office:value-type="float" office:value="1.6078" calcext:value-type="float">
            <text:p>1.6078</text:p>
          </table:table-cell>
          <table:table-cell office:value-type="float" office:value="0.6506" calcext:value-type="float">
            <text:p>0.650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89" calcext:value-type="float">
            <text:p>0.89</text:p>
          </table:table-cell>
          <table:table-cell office:value-type="float" office:value="0.0324" calcext:value-type="float">
            <text:p>0.0324</text:p>
          </table:table-cell>
          <table:table-cell office:value-type="float" office:value="2.171" calcext:value-type="float">
            <text:p>2.171</text:p>
          </table:table-cell>
          <table:table-cell office:value-type="float" office:value="0.726" calcext:value-type="float">
            <text:p>0.726</text:p>
          </table:table-cell>
          <table:table-cell office:value-type="float" office:value="0.6821" calcext:value-type="float">
            <text:p>0.6821</text:p>
          </table:table-cell>
          <table:table-cell office:value-type="float" office:value="-0.25" calcext:value-type="float">
            <text:p>-0.25</text:p>
          </table:table-cell>
          <table:table-cell office:value-type="float" office:value="1.6146" calcext:value-type="float">
            <text:p>1.6146</text:p>
          </table:table-cell>
          <table:table-cell office:value-type="float" office:value="0.6656" calcext:value-type="float">
            <text:p>0.665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89" calcext:value-type="float">
            <text:p>0.89</text:p>
          </table:table-cell>
          <table:table-cell office:value-type="float" office:value="0.0694" calcext:value-type="float">
            <text:p>0.0694</text:p>
          </table:table-cell>
          <table:table-cell office:value-type="float" office:value="2.3282" calcext:value-type="float">
            <text:p>2.3282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9" calcext:value-type="float">
            <text:p>0.759</text:p>
          </table:table-cell>
          <table:table-cell office:value-type="float" office:value="-0.2786" calcext:value-type="float">
            <text:p>-0.2786</text:p>
          </table:table-cell>
          <table:table-cell office:value-type="float" office:value="1.696" calcext:value-type="float">
            <text:p>1.696</text:p>
          </table:table-cell>
          <table:table-cell office:value-type="float" office:value="0.6714" calcext:value-type="float">
            <text:p>0.671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1178" calcext:value-type="float">
            <text:p>0.1178</text:p>
          </table:table-cell>
          <table:table-cell office:value-type="float" office:value="2.4758" calcext:value-type="float">
            <text:p>2.4758</text:p>
          </table:table-cell>
          <table:table-cell office:value-type="float" office:value="0.7484" calcext:value-type="float">
            <text:p>0.7484</text:p>
          </table:table-cell>
          <table:table-cell office:value-type="float" office:value="0.7385" calcext:value-type="float">
            <text:p>0.7385</text:p>
          </table:table-cell>
          <table:table-cell office:value-type="float" office:value="-0.2808" calcext:value-type="float">
            <text:p>-0.2808</text:p>
          </table:table-cell>
          <table:table-cell office:value-type="float" office:value="1.7674" calcext:value-type="float">
            <text:p>1.7674</text:p>
          </table:table-cell>
          <table:table-cell office:value-type="float" office:value="0.6978" calcext:value-type="float">
            <text:p>0.697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189" calcext:value-type="float">
            <text:p>0.189</text:p>
          </table:table-cell>
          <table:table-cell office:value-type="float" office:value="2.5992" calcext:value-type="float">
            <text:p>2.5992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7196" calcext:value-type="float">
            <text:p>0.7196</text:p>
          </table:table-cell>
          <table:table-cell office:value-type="float" office:value="-0.306" calcext:value-type="float">
            <text:p>-0.306</text:p>
          </table:table-cell>
          <table:table-cell office:value-type="float" office:value="1.8134" calcext:value-type="float">
            <text:p>1.8134</text:p>
          </table:table-cell>
          <table:table-cell office:value-type="float" office:value="0.6748" calcext:value-type="float">
            <text:p>0.674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office:value-type="float" office:value="0.91" calcext:value-type="float">
            <text:p>0.91</text:p>
          </table:table-cell>
          <table:table-cell office:value-type="float" office:value="0.2602" calcext:value-type="float">
            <text:p>0.2602</text:p>
          </table:table-cell>
          <table:table-cell office:value-type="float" office:value="2.7252" calcext:value-type="float">
            <text:p>2.7252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27" calcext:value-type="float">
            <text:p>0.827</text:p>
          </table:table-cell>
          <table:table-cell office:value-type="float" office:value="-0.3058" calcext:value-type="float">
            <text:p>-0.3058</text:p>
          </table:table-cell>
          <table:table-cell office:value-type="float" office:value="1.9454" calcext:value-type="float">
            <text:p>1.9454</text:p>
          </table:table-cell>
          <table:table-cell office:value-type="float" office:value="0.7002" calcext:value-type="float">
            <text:p>0.700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.7</text:p>
          </table:table-cell>
          <table:table-cell office:value-type="float" office:value="0.91" calcext:value-type="float">
            <text:p>0.91</text:p>
          </table:table-cell>
          <table:table-cell office:value-type="float" office:value="0.373" calcext:value-type="float">
            <text:p>0.373</text:p>
          </table:table-cell>
          <table:table-cell office:value-type="float" office:value="2.838" calcext:value-type="float">
            <text:p>2.838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063" calcext:value-type="float">
            <text:p>0.8063</text:p>
          </table:table-cell>
          <table:table-cell office:value-type="float" office:value="-0.301" calcext:value-type="float">
            <text:p>-0.301</text:p>
          </table:table-cell>
          <table:table-cell office:value-type="float" office:value="2.0662" calcext:value-type="float">
            <text:p>2.0662</text:p>
          </table:table-cell>
          <table:table-cell office:value-type="float" office:value="0.7048" calcext:value-type="float">
            <text:p>0.704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0.91" calcext:value-type="float">
            <text:p>0.91</text:p>
          </table:table-cell>
          <table:table-cell office:value-type="float" office:value="0.4434" calcext:value-type="float">
            <text:p>0.4434</text:p>
          </table:table-cell>
          <table:table-cell office:value-type="float" office:value="2.9632" calcext:value-type="float">
            <text:p>2.9632</text:p>
          </table:table-cell>
          <table:table-cell office:value-type="float" office:value="0.7704" calcext:value-type="float">
            <text:p>0.7704</text:p>
          </table:table-cell>
          <table:table-cell office:value-type="float" office:value="0.775" calcext:value-type="float">
            <text:p>0.775</text:p>
          </table:table-cell>
          <table:table-cell office:value-type="float" office:value="-0.2802" calcext:value-type="float">
            <text:p>-0.2802</text:p>
          </table:table-cell>
          <table:table-cell office:value-type="float" office:value="2.1448" calcext:value-type="float">
            <text:p>2.1448</text:p>
          </table:table-cell>
          <table:table-cell office:value-type="float" office:value="0.7208" calcext:value-type="float">
            <text:p>0.720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0.5344" calcext:value-type="float">
            <text:p>0.5344</text:p>
          </table:table-cell>
          <table:table-cell office:value-type="float" office:value="3.0876" calcext:value-type="float">
            <text:p>3.0876</text:p>
          </table:table-cell>
          <table:table-cell office:value-type="float" office:value="0.791" calcext:value-type="float">
            <text:p>0.791</text:p>
          </table:table-cell>
          <table:table-cell office:value-type="float" office:value="0.7223" calcext:value-type="float">
            <text:p>0.7223</text:p>
          </table:table-cell>
          <table:table-cell office:value-type="float" office:value="-0.2584" calcext:value-type="float">
            <text:p>-0.2584</text:p>
          </table:table-cell>
          <table:table-cell office:value-type="float" office:value="2.1336" calcext:value-type="float">
            <text:p>2.1336</text:p>
          </table:table-cell>
          <table:table-cell office:value-type="float" office:value="0.7218" calcext:value-type="float">
            <text:p>0.721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0.637" calcext:value-type="float">
            <text:p>0.637</text:p>
          </table:table-cell>
          <table:table-cell office:value-type="float" office:value="3.1922" calcext:value-type="float">
            <text:p>3.1922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9003" calcext:value-type="float">
            <text:p>0.9003</text:p>
          </table:table-cell>
          <table:table-cell office:value-type="float" office:value="-0.2284" calcext:value-type="float">
            <text:p>-0.2284</text:p>
          </table:table-cell>
          <table:table-cell office:value-type="float" office:value="2.2898" calcext:value-type="float">
            <text:p>2.2898</text:p>
          </table:table-cell>
          <table:table-cell office:value-type="float" office:value="0.73" calcext:value-type="float">
            <text:p>0.7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0.7566" calcext:value-type="float">
            <text:p>0.7566</text:p>
          </table:table-cell>
          <table:table-cell office:value-type="float" office:value="3.3028" calcext:value-type="float">
            <text:p>3.3028</text:p>
          </table:table-cell>
          <table:table-cell office:value-type="float" office:value="0.8196" calcext:value-type="float">
            <text:p>0.8196</text:p>
          </table:table-cell>
          <table:table-cell office:value-type="float" office:value="0.8492" calcext:value-type="float">
            <text:p>0.8492</text:p>
          </table:table-cell>
          <table:table-cell office:value-type="float" office:value="-0.1876" calcext:value-type="float">
            <text:p>-0.1876</text:p>
          </table:table-cell>
          <table:table-cell office:value-type="float" office:value="2.4004" calcext:value-type="float">
            <text:p>2.4004</text:p>
          </table:table-cell>
          <table:table-cell office:value-type="float" office:value="0.7408" calcext:value-type="float">
            <text:p>0.740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0.874" calcext:value-type="float">
            <text:p>0.874</text:p>
          </table:table-cell>
          <table:table-cell office:value-type="float" office:value="3.3966" calcext:value-type="float">
            <text:p>3.3966</text:p>
          </table:table-cell>
          <table:table-cell office:value-type="float" office:value="0.8174" calcext:value-type="float">
            <text:p>0.8174</text:p>
          </table:table-cell>
          <table:table-cell office:value-type="float" office:value="0.917" calcext:value-type="float">
            <text:p>0.917</text:p>
          </table:table-cell>
          <table:table-cell office:value-type="float" office:value="-0.1308" calcext:value-type="float">
            <text:p>-0.1308</text:p>
          </table:table-cell>
          <table:table-cell office:value-type="float" office:value="2.5742" calcext:value-type="float">
            <text:p>2.5742</text:p>
          </table:table-cell>
          <table:table-cell office:value-type="float" office:value="0.7568" calcext:value-type="float">
            <text:p>0.756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1.0028" calcext:value-type="float">
            <text:p>1.0028</text:p>
          </table:table-cell>
          <table:table-cell office:value-type="float" office:value="3.4894" calcext:value-type="float">
            <text:p>3.4894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914" calcext:value-type="float">
            <text:p>0.8914</text:p>
          </table:table-cell>
          <table:table-cell office:value-type="float" office:value="-0.0554" calcext:value-type="float">
            <text:p>-0.0554</text:p>
          </table:table-cell>
          <table:table-cell office:value-type="float" office:value="2.69" calcext:value-type="float">
            <text:p>2.69</text:p>
          </table:table-cell>
          <table:table-cell office:value-type="float" office:value="0.7754" calcext:value-type="float">
            <text:p>0.775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1.1184" calcext:value-type="float">
            <text:p>1.1184</text:p>
          </table:table-cell>
          <table:table-cell office:value-type="float" office:value="3.596" calcext:value-type="float">
            <text:p>3.596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019" calcext:value-type="float">
            <text:p>0.8019</text:p>
          </table:table-cell>
          <table:table-cell office:value-type="float" office:value="0.0338" calcext:value-type="float">
            <text:p>0.0338</text:p>
          </table:table-cell>
          <table:table-cell office:value-type="float" office:value="2.6878" calcext:value-type="float">
            <text:p>2.6878</text:p>
          </table:table-cell>
          <table:table-cell office:value-type="float" office:value="0.7892" calcext:value-type="float">
            <text:p>0.789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1.2482" calcext:value-type="float">
            <text:p>1.2482</text:p>
          </table:table-cell>
          <table:table-cell office:value-type="float" office:value="3.713" calcext:value-type="float">
            <text:p>3.713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1098" calcext:value-type="float">
            <text:p>0.1098</text:p>
          </table:table-cell>
          <table:table-cell office:value-type="float" office:value="2.8862" calcext:value-type="float">
            <text:p>2.8862</text:p>
          </table:table-cell>
          <table:table-cell office:value-type="float" office:value="0.776" calcext:value-type="float">
            <text:p>0.77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1.403" calcext:value-type="float">
            <text:p>1.403</text:p>
          </table:table-cell>
          <table:table-cell office:value-type="float" office:value="3.7968" calcext:value-type="float">
            <text:p>3.7968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2188" calcext:value-type="float">
            <text:p>0.2188</text:p>
          </table:table-cell>
          <table:table-cell office:value-type="float" office:value="2.955" calcext:value-type="float">
            <text:p>2.955</text:p>
          </table:table-cell>
          <table:table-cell office:value-type="float" office:value="0.809" calcext:value-type="float">
            <text:p>0.80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1.5434" calcext:value-type="float">
            <text:p>1.5434</text:p>
          </table:table-cell>
          <table:table-cell office:value-type="float" office:value="3.8858" calcext:value-type="float">
            <text:p>3.8858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316" calcext:value-type="float">
            <text:p>0.316</text:p>
          </table:table-cell>
          <table:table-cell office:value-type="float" office:value="3.0404" calcext:value-type="float">
            <text:p>3.0404</text:p>
          </table:table-cell>
          <table:table-cell office:value-type="float" office:value="0.7972" calcext:value-type="float">
            <text:p>0.797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1.6662" calcext:value-type="float">
            <text:p>1.6662</text:p>
          </table:table-cell>
          <table:table-cell office:value-type="float" office:value="3.9814" calcext:value-type="float">
            <text:p>3.9814</text:p>
          </table:table-cell>
          <table:table-cell office:value-type="float" office:value="0.8228" calcext:value-type="float">
            <text:p>0.8228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4306" calcext:value-type="float">
            <text:p>0.4306</text:p>
          </table:table-cell>
          <table:table-cell office:value-type="float" office:value="3.0824" calcext:value-type="float">
            <text:p>3.0824</text:p>
          </table:table-cell>
          <table:table-cell office:value-type="float" office:value="0.8146" calcext:value-type="float">
            <text:p>0.814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1.8034" calcext:value-type="float">
            <text:p>1.8034</text:p>
          </table:table-cell>
          <table:table-cell office:value-type="float" office:value="4.0744" calcext:value-type="float">
            <text:p>4.0744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489" calcext:value-type="float">
            <text:p>0.8489</text:p>
          </table:table-cell>
          <table:table-cell office:value-type="float" office:value="0.5286" calcext:value-type="float">
            <text:p>0.5286</text:p>
          </table:table-cell>
          <table:table-cell office:value-type="float" office:value="3.1262" calcext:value-type="float">
            <text:p>3.1262</text:p>
          </table:table-cell>
          <table:table-cell office:value-type="float" office:value="0.798" calcext:value-type="float">
            <text:p>0.79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2" calcext:value-type="float">
            <text:p>1.2</text:p>
          </table:table-cell>
          <table:table-cell office:value-type="float" office:value="0.94" calcext:value-type="float">
            <text:p>0.94</text:p>
          </table:table-cell>
          <table:table-cell office:value-type="float" office:value="1.4598" calcext:value-type="float">
            <text:p>1.4598</text:p>
          </table:table-cell>
          <table:table-cell office:value-type="float" office:value="4.157" calcext:value-type="float">
            <text:p>4.157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9177" calcext:value-type="float">
            <text:p>0.9177</text:p>
          </table:table-cell>
          <table:table-cell office:value-type="float" office:value="0.1306" calcext:value-type="float">
            <text:p>0.1306</text:p>
          </table:table-cell>
          <table:table-cell office:value-type="float" office:value="3.269" calcext:value-type="float">
            <text:p>3.269</text:p>
          </table:table-cell>
          <table:table-cell office:value-type="float" office:value="0.802" calcext:value-type="float">
            <text:p>0.80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2" calcext:value-type="float">
            <text:p>1.2</text:p>
          </table:table-cell>
          <table:table-cell office:value-type="float" office:value="0.94" calcext:value-type="float">
            <text:p>0.94</text:p>
          </table:table-cell>
          <table:table-cell office:value-type="float" office:value="1.1218" calcext:value-type="float">
            <text:p>1.1218</text:p>
          </table:table-cell>
          <table:table-cell office:value-type="float" office:value="4.2172" calcext:value-type="float">
            <text:p>4.2172</text:p>
          </table:table-cell>
          <table:table-cell office:value-type="float" office:value="0.862" calcext:value-type="float">
            <text:p>0.862</text:p>
          </table:table-cell>
          <table:table-cell office:value-type="float" office:value="0.8932" calcext:value-type="float">
            <text:p>0.8932</text:p>
          </table:table-cell>
          <table:table-cell office:value-type="float" office:value="-0.2594" calcext:value-type="float">
            <text:p>-0.2594</text:p>
          </table:table-cell>
          <table:table-cell office:value-type="float" office:value="3.3598" calcext:value-type="float">
            <text:p>3.3598</text:p>
          </table:table-cell>
          <table:table-cell office:value-type="float" office:value="0.81" calcext:value-type="float">
            <text:p>0.8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2" calcext:value-type="float">
            <text:p>1.2</text:p>
          </table:table-cell>
          <table:table-cell office:value-type="float" office:value="0.94" calcext:value-type="float">
            <text:p>0.94</text:p>
          </table:table-cell>
          <table:table-cell office:value-type="float" office:value="0.7822" calcext:value-type="float">
            <text:p>0.7822</text:p>
          </table:table-cell>
          <table:table-cell office:value-type="float" office:value="4.3164" calcext:value-type="float">
            <text:p>4.3164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7865" calcext:value-type="float">
            <text:p>0.7865</text:p>
          </table:table-cell>
          <table:table-cell office:value-type="float" office:value="-0.6642" calcext:value-type="float">
            <text:p>-0.6642</text:p>
          </table:table-cell>
          <table:table-cell office:value-type="float" office:value="3.3618" calcext:value-type="float">
            <text:p>3.3618</text:p>
          </table:table-cell>
          <table:table-cell office:value-type="float" office:value="0.7952" calcext:value-type="float">
            <text:p>0.795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office:value-type="float" office:value="0.89" calcext:value-type="float">
            <text:p>0.89</text:p>
          </table:table-cell>
          <table:table-cell office:value-type="float" office:value="0.4443" calcext:value-type="float">
            <text:p>0.4443</text:p>
          </table:table-cell>
          <table:table-cell office:value-type="float" office:value="4.333" calcext:value-type="float">
            <text:p>4.333</text:p>
          </table:table-cell>
          <table:table-cell office:value-type="float" office:value="0.8616" calcext:value-type="float">
            <text:p>0.8616</text:p>
          </table:table-cell>
          <table:table-cell office:value-type="float" office:value="0.8551" calcext:value-type="float">
            <text:p>0.8551</text:p>
          </table:table-cell>
          <table:table-cell office:value-type="float" office:value="-1.0692" calcext:value-type="float">
            <text:p>-1.0692</text:p>
          </table:table-cell>
          <table:table-cell office:value-type="float" office:value="3.4296" calcext:value-type="float">
            <text:p>3.4296</text:p>
          </table:table-cell>
          <table:table-cell office:value-type="float" office:value="0.795" calcext:value-type="float">
            <text:p>0.79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0392" calcext:value-type="float">
            <text:p>0.0392</text:p>
          </table:table-cell>
          <table:table-cell office:value-type="float" office:value="3.5388" calcext:value-type="float">
            <text:p>3.5388</text:p>
          </table:table-cell>
          <table:table-cell office:value-type="float" office:value="0.7942" calcext:value-type="float">
            <text:p>0.7942</text:p>
          </table:table-cell>
          <table:table-cell office:value-type="float" office:value="0.0073" calcext:value-type="float">
            <text:p>0.0073</text:p>
          </table:table-cell>
          <table:table-cell office:value-type="float" office:value="-1.5466" calcext:value-type="float">
            <text:p>-1.5466</text:p>
          </table:table-cell>
          <table:table-cell office:value-type="float" office:value="2.7152" calcext:value-type="float">
            <text:p>2.7152</text:p>
          </table:table-cell>
          <table:table-cell office:value-type="float" office:value="0.7226" calcext:value-type="float">
            <text:p>0.722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2.8754" calcext:value-type="float">
            <text:p>2.8754</text:p>
          </table:table-cell>
          <table:table-cell office:value-type="float" office:value="0.6634" calcext:value-type="float">
            <text:p>0.6634</text:p>
          </table:table-cell>
          <table:table-cell office:value-type="float" office:value="0.1016" calcext:value-type="float">
            <text:p>0.1016</text:p>
          </table:table-cell>
          <table:table-cell office:value-type="float" office:value="-1.628" calcext:value-type="float">
            <text:p>-1.628</text:p>
          </table:table-cell>
          <table:table-cell office:value-type="float" office:value="2.1944" calcext:value-type="float">
            <text:p>2.1944</text:p>
          </table:table-cell>
          <table:table-cell office:value-type="float" office:value="0.6186" calcext:value-type="float">
            <text:p>0.618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2.2922" calcext:value-type="float">
            <text:p>2.2922</text:p>
          </table:table-cell>
          <table:table-cell office:value-type="float" office:value="0.5832" calcext:value-type="float">
            <text:p>0.5832</text:p>
          </table:table-cell>
          <table:table-cell office:value-type="float" office:value="0" calcext:value-type="float">
            <text:p>0</text:p>
          </table:table-cell>
          <table:table-cell office:value-type="float" office:value="-1.8348" calcext:value-type="float">
            <text:p>-1.8348</text:p>
          </table:table-cell>
          <table:table-cell office:value-type="float" office:value="1.7012" calcext:value-type="float">
            <text:p>1.7012</text:p>
          </table:table-cell>
          <table:table-cell office:value-type="float" office:value="0.4932" calcext:value-type="float">
            <text:p>0.493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  <table:table-cell office:value-type="float" office:value="-0.1962" calcext:value-type="float">
            <text:p>-0.1962</text:p>
          </table:table-cell>
          <table:table-cell office:value-type="float" office:value="2.5086" calcext:value-type="float">
            <text:p>2.5086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7729" calcext:value-type="float">
            <text:p>0.7729</text:p>
          </table:table-cell>
          <table:table-cell office:value-type="float" office:value="-1.9806" calcext:value-type="float">
            <text:p>-1.9806</text:p>
          </table:table-cell>
          <table:table-cell office:value-type="float" office:value="1.9242" calcext:value-type="float">
            <text:p>1.9242</text:p>
          </table:table-cell>
          <table:table-cell office:value-type="float" office:value="0.5542" calcext:value-type="float">
            <text:p>0.554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-0.1989" calcext:value-type="float">
            <text:p>-0.1989</text:p>
          </table:table-cell>
          <table:table-cell office:value-type="float" office:value="2.7384" calcext:value-type="float">
            <text:p>2.7384</text:p>
          </table:table-cell>
          <table:table-cell office:value-type="float" office:value="0.6966" calcext:value-type="float">
            <text:p>0.6966</text:p>
          </table:table-cell>
          <table:table-cell office:value-type="float" office:value="0.8354" calcext:value-type="float">
            <text:p>0.8354</text:p>
          </table:table-cell>
          <table:table-cell office:value-type="float" office:value="-2.042" calcext:value-type="float">
            <text:p>-2.042</text:p>
          </table:table-cell>
          <table:table-cell office:value-type="float" office:value="2.13" calcext:value-type="float">
            <text:p>2.13</text:p>
          </table:table-cell>
          <table:table-cell office:value-type="float" office:value="0.6386" calcext:value-type="float">
            <text:p>0.638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-0.1518" calcext:value-type="float">
            <text:p>-0.1518</text:p>
          </table:table-cell>
          <table:table-cell office:value-type="float" office:value="2.87" calcext:value-type="float">
            <text:p>2.87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8033" calcext:value-type="float">
            <text:p>0.8033</text:p>
          </table:table-cell>
          <table:table-cell office:value-type="float" office:value="-2.0462" calcext:value-type="float">
            <text:p>-2.0462</text:p>
          </table:table-cell>
          <table:table-cell office:value-type="float" office:value="2.2556" calcext:value-type="float">
            <text:p>2.2556</text:p>
          </table:table-cell>
          <table:table-cell office:value-type="float" office:value="0.6958" calcext:value-type="float">
            <text:p>0.695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.7</text:p>
          </table:table-cell>
          <table:table-cell office:value-type="float" office:value="0.91" calcext:value-type="float">
            <text:p>0.91</text:p>
          </table:table-cell>
          <table:table-cell office:value-type="float" office:value="-0.0634" calcext:value-type="float">
            <text:p>-0.0634</text:p>
          </table:table-cell>
          <table:table-cell office:value-type="float" office:value="2.9892" calcext:value-type="float">
            <text:p>2.9892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517" calcext:value-type="float">
            <text:p>0.8517</text:p>
          </table:table-cell>
          <table:table-cell office:value-type="float" office:value="-2.03" calcext:value-type="float">
            <text:p>-2.03</text:p>
          </table:table-cell>
          <table:table-cell office:value-type="float" office:value="2.3804" calcext:value-type="float">
            <text:p>2.3804</text:p>
          </table:table-cell>
          <table:table-cell office:value-type="float" office:value="0.7162" calcext:value-type="float">
            <text:p>0.716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.7</text:p>
          </table:table-cell>
          <table:table-cell office:value-type="float" office:value="0.91" calcext:value-type="float">
            <text:p>0.91</text:p>
          </table:table-cell>
          <table:table-cell office:value-type="float" office:value="0.0311" calcext:value-type="float">
            <text:p>0.0311</text:p>
          </table:table-cell>
          <table:table-cell office:value-type="float" office:value="3.139" calcext:value-type="float">
            <text:p>3.139</text:p>
          </table:table-cell>
          <table:table-cell office:value-type="float" office:value="0.7862" calcext:value-type="float">
            <text:p>0.7862</text:p>
          </table:table-cell>
          <table:table-cell office:value-type="float" office:value="0.9844" calcext:value-type="float">
            <text:p>0.9844</text:p>
          </table:table-cell>
          <table:table-cell office:value-type="float" office:value="-1.9868" calcext:value-type="float">
            <text:p>-1.9868</text:p>
          </table:table-cell>
          <table:table-cell office:value-type="float" office:value="2.619" calcext:value-type="float">
            <text:p>2.619</text:p>
          </table:table-cell>
          <table:table-cell office:value-type="float" office:value="0.7432" calcext:value-type="float">
            <text:p>0.743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  <table:table-cell office:value-type="float" office:value="0.91" calcext:value-type="float">
            <text:p>0.91</text:p>
          </table:table-cell>
          <table:table-cell office:value-type="float" office:value="0.1325" calcext:value-type="float">
            <text:p>0.1325</text:p>
          </table:table-cell>
          <table:table-cell office:value-type="float" office:value="3.2544" calcext:value-type="float">
            <text:p>3.2544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7894" calcext:value-type="float">
            <text:p>0.7894</text:p>
          </table:table-cell>
          <table:table-cell office:value-type="float" office:value="-1.9222" calcext:value-type="float">
            <text:p>-1.9222</text:p>
          </table:table-cell>
          <table:table-cell office:value-type="float" office:value="2.6386" calcext:value-type="float">
            <text:p>2.6386</text:p>
          </table:table-cell>
          <table:table-cell office:value-type="float" office:value="0.7646" calcext:value-type="float">
            <text:p>0.764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0.2676" calcext:value-type="float">
            <text:p>0.2676</text:p>
          </table:table-cell>
          <table:table-cell office:value-type="float" office:value="3.3706" calcext:value-type="float">
            <text:p>3.3706</text:p>
          </table:table-cell>
          <table:table-cell office:value-type="float" office:value="0.795" calcext:value-type="float">
            <text:p>0.795</text:p>
          </table:table-cell>
          <table:table-cell office:value-type="float" office:value="0.8992" calcext:value-type="float">
            <text:p>0.8992</text:p>
          </table:table-cell>
          <table:table-cell office:value-type="float" office:value="-1.8418" calcext:value-type="float">
            <text:p>-1.8418</text:p>
          </table:table-cell>
          <table:table-cell office:value-type="float" office:value="2.741" calcext:value-type="float">
            <text:p>2.741</text:p>
          </table:table-cell>
          <table:table-cell office:value-type="float" office:value="0.7804" calcext:value-type="float">
            <text:p>0.780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  <table:table-cell office:value-type="float" office:value="0.4651" calcext:value-type="float">
            <text:p>0.4651</text:p>
          </table:table-cell>
          <table:table-cell office:value-type="float" office:value="3.3538" calcext:value-type="float">
            <text:p>3.3538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7125" calcext:value-type="float">
            <text:p>0.7125</text:p>
          </table:table-cell>
          <table:table-cell office:value-type="float" office:value="-1.7894" calcext:value-type="float">
            <text:p>-1.7894</text:p>
          </table:table-cell>
          <table:table-cell office:value-type="float" office:value="2.7008" calcext:value-type="float">
            <text:p>2.7008</text:p>
          </table:table-cell>
          <table:table-cell office:value-type="float" office:value="0.7524" calcext:value-type="float">
            <text:p>0.752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4421" calcext:value-type="float">
            <text:p>0.4421</text:p>
          </table:table-cell>
          <table:table-cell office:value-type="float" office:value="2.6466" calcext:value-type="float">
            <text:p>2.6466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0165" calcext:value-type="float">
            <text:p>0.0165</text:p>
          </table:table-cell>
          <table:table-cell office:value-type="float" office:value="-1.8242" calcext:value-type="float">
            <text:p>-1.8242</text:p>
          </table:table-cell>
          <table:table-cell office:value-type="float" office:value="2.054" calcext:value-type="float">
            <text:p>2.054</text:p>
          </table:table-cell>
          <table:table-cell office:value-type="float" office:value="0.6652" calcext:value-type="float">
            <text:p>0.665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3468" calcext:value-type="float">
            <text:p>0.3468</text:p>
          </table:table-cell>
          <table:table-cell office:value-type="float" office:value="2.0834" calcext:value-type="float">
            <text:p>2.0834</text:p>
          </table:table-cell>
          <table:table-cell office:value-type="float" office:value="0.5632" calcext:value-type="float">
            <text:p>0.5632</text:p>
          </table:table-cell>
          <table:table-cell office:value-type="float" office:value="0.0368" calcext:value-type="float">
            <text:p>0.0368</text:p>
          </table:table-cell>
          <table:table-cell office:value-type="float" office:value="-2.0074" calcext:value-type="float">
            <text:p>-2.0074</text:p>
          </table:table-cell>
          <table:table-cell office:value-type="float" office:value="1.5726" calcext:value-type="float">
            <text:p>1.5726</text:p>
          </table:table-cell>
          <table:table-cell office:value-type="float" office:value="0.5168" calcext:value-type="float">
            <text:p>0.516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703" calcext:value-type="float">
            <text:p>0.2703</text:p>
          </table:table-cell>
          <table:table-cell office:value-type="float" office:value="1.628" calcext:value-type="float">
            <text:p>1.628</text:p>
          </table:table-cell>
          <table:table-cell office:value-type="float" office:value="0.4554" calcext:value-type="float">
            <text:p>0.4554</text:p>
          </table:table-cell>
          <table:table-cell office:value-type="float" office:value="0" calcext:value-type="float">
            <text:p>0</text:p>
          </table:table-cell>
          <table:table-cell office:value-type="float" office:value="-2.3236" calcext:value-type="float">
            <text:p>-2.3236</text:p>
          </table:table-cell>
          <table:table-cell office:value-type="float" office:value="1.1888" calcext:value-type="float">
            <text:p>1.1888</text:p>
          </table:table-cell>
          <table:table-cell office:value-type="float" office:value="0.3838" calcext:value-type="float">
            <text:p>0.383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217" calcext:value-type="float">
            <text:p>0.2217</text:p>
          </table:table-cell>
          <table:table-cell office:value-type="float" office:value="1.2666" calcext:value-type="float">
            <text:p>1.2666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0148" calcext:value-type="float">
            <text:p>0.0148</text:p>
          </table:table-cell>
          <table:table-cell office:value-type="float" office:value="-2.721" calcext:value-type="float">
            <text:p>-2.721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3026" calcext:value-type="float">
            <text:p>0.302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279" calcext:value-type="float">
            <text:p>0.279</text:p>
          </table:table-cell>
          <table:table-cell office:value-type="float" office:value="0.0236" calcext:value-type="float">
            <text:p>0.0236</text:p>
          </table:table-cell>
          <table:table-cell office:value-type="float" office:value="-3.1766" calcext:value-type="float">
            <text:p>-3.1766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2444" calcext:value-type="float">
            <text:p>0.2444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7618" calcext:value-type="float">
            <text:p>0.7618</text:p>
          </table:table-cell>
          <table:table-cell office:value-type="float" office:value="0.2258" calcext:value-type="float">
            <text:p>0.2258</text:p>
          </table:table-cell>
          <table:table-cell office:value-type="float" office:value="0" calcext:value-type="float">
            <text:p>0</text:p>
          </table:table-cell>
          <table:table-cell office:value-type="float" office:value="-2.9982" calcext:value-type="float">
            <text:p>-2.9982</text:p>
          </table:table-cell>
          <table:table-cell office:value-type="float" office:value="0.5084" calcext:value-type="float">
            <text:p>0.5084</text:p>
          </table:table-cell>
          <table:table-cell office:value-type="float" office:value="0.1784" calcext:value-type="float">
            <text:p>0.178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6" calcext:value-type="float">
            <text:p>0.2726</text:p>
          </table:table-cell>
          <table:table-cell office:value-type="float" office:value="0.5786" calcext:value-type="float">
            <text:p>0.5786</text:p>
          </table:table-cell>
          <table:table-cell office:value-type="float" office:value="0.1832" calcext:value-type="float">
            <text:p>0.1832</text:p>
          </table:table-cell>
          <table:table-cell office:value-type="float" office:value="0" calcext:value-type="float">
            <text:p>0</text:p>
          </table:table-cell>
          <table:table-cell office:value-type="float" office:value="-2.861" calcext:value-type="float">
            <text:p>-2.861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1372" calcext:value-type="float">
            <text:p>0.137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1344" calcext:value-type="float">
            <text:p>0.1344</text:p>
          </table:table-cell>
          <table:table-cell office:value-type="float" office:value="0" calcext:value-type="float">
            <text:p>0</text:p>
          </table:table-cell>
          <table:table-cell office:value-type="float" office:value="-2.7638" calcext:value-type="float">
            <text:p>-2.7638</text:p>
          </table:table-cell>
          <table:table-cell office:value-type="float" office:value="0.274" calcext:value-type="float">
            <text:p>0.274</text:p>
          </table:table-cell>
          <table:table-cell office:value-type="float" office:value="0.0972" calcext:value-type="float">
            <text:p>0.097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1088" calcext:value-type="float">
            <text:p>0.1088</text:p>
          </table:table-cell>
          <table:table-cell office:value-type="float" office:value="0" calcext:value-type="float">
            <text:p>0</text:p>
          </table:table-cell>
          <table:table-cell office:value-type="float" office:value="-2.6874" calcext:value-type="float">
            <text:p>-2.6874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0764" calcext:value-type="float">
            <text:p>0.0764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float" office:value="-2.633" calcext:value-type="float">
            <text:p>-2.633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0544" calcext:value-type="float">
            <text:p>0.0544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0662" calcext:value-type="float">
            <text:p>0.0662</text:p>
          </table:table-cell>
          <table:table-cell office:value-type="float" office:value="0" calcext:value-type="float">
            <text:p>0</text:p>
          </table:table-cell>
          <table:table-cell office:value-type="float" office:value="-2.5924" calcext:value-type="float">
            <text:p>-2.5924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0406" calcext:value-type="float">
            <text:p>0.040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0456" calcext:value-type="float">
            <text:p>0.0456</text:p>
          </table:table-cell>
          <table:table-cell office:value-type="float" office:value="0" calcext:value-type="float">
            <text:p>0</text:p>
          </table:table-cell>
          <table:table-cell office:value-type="float" office:value="-2.5648" calcext:value-type="float">
            <text:p>-2.564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76" calcext:value-type="float">
            <text:p>0.027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386" calcext:value-type="float">
            <text:p>0.0386</text:p>
          </table:table-cell>
          <table:table-cell office:value-type="float" office:value="0" calcext:value-type="float">
            <text:p>0</text:p>
          </table:table-cell>
          <table:table-cell office:value-type="float" office:value="-2.5438" calcext:value-type="float">
            <text:p>-2.543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1" calcext:value-type="float">
            <text:p>0.02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" calcext:value-type="float">
            <text:p>0</text:p>
          </table:table-cell>
          <table:table-cell office:value-type="float" office:value="-2.5316" calcext:value-type="float">
            <text:p>-2.5316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122" calcext:value-type="float">
            <text:p>0.012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204" calcext:value-type="float">
            <text:p>0.0204</text:p>
          </table:table-cell>
          <table:table-cell office:value-type="float" office:value="0" calcext:value-type="float">
            <text:p>0</text:p>
          </table:table-cell>
          <table:table-cell office:value-type="float" office:value="-2.518" calcext:value-type="float">
            <text:p>-2.518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136" calcext:value-type="float">
            <text:p>0.013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72" calcext:value-type="float">
            <text:p>0.0172</text:p>
          </table:table-cell>
          <table:table-cell office:value-type="float" office:value="0" calcext:value-type="float">
            <text:p>0</text:p>
          </table:table-cell>
          <table:table-cell office:value-type="float" office:value="-2.5084" calcext:value-type="float">
            <text:p>-2.5084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096" calcext:value-type="float">
            <text:p>0.009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office:value-type="float" office:value="-2.5032" calcext:value-type="float">
            <text:p>-2.503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52" calcext:value-type="float">
            <text:p>0.005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074" calcext:value-type="float">
            <text:p>0.0074</text:p>
          </table:table-cell>
          <table:table-cell office:value-type="float" office:value="0" calcext:value-type="float">
            <text:p>0</text:p>
          </table:table-cell>
          <table:table-cell office:value-type="float" office:value="-2.4984" calcext:value-type="float">
            <text:p>-2.4984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48" calcext:value-type="float">
            <text:p>0.004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48" calcext:value-type="float">
            <text:p>0.0048</text:p>
          </table:table-cell>
          <table:table-cell office:value-type="float" office:value="0" calcext:value-type="float">
            <text:p>0</text:p>
          </table:table-cell>
          <table:table-cell office:value-type="float" office:value="-2.4956" calcext:value-type="float">
            <text:p>-2.4956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28" calcext:value-type="float">
            <text:p>0.0028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-2.4928" calcext:value-type="float">
            <text:p>-2.49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8" calcext:value-type="float">
            <text:p>0.002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-2.4918" calcext:value-type="float">
            <text:p>-2.49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.0032" calcext:value-type="float">
            <text:p>0.0032</text:p>
          </table:table-cell>
          <table:table-cell office:value-type="float" office:value="0" calcext:value-type="float">
            <text:p>0</text:p>
          </table:table-cell>
          <table:table-cell office:value-type="float" office:value="-2.491" calcext:value-type="float">
            <text:p>-2.49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-2.4908" calcext:value-type="float">
            <text:p>-2.49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-2.4902" calcext:value-type="float">
            <text:p>-2.49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898" calcext:value-type="float">
            <text:p>-2.4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fo:margin-top="0.4799in" fo:margin-bottom="0.5598in" fo:margin-left="0.4402in" fo:margin-right="0.679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15:25:49.724439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25T13:00:49.286591810</meta:creation-date>
    <dc:date>2020-07-15T17:47:04.722653159</dc:date>
    <meta:editing-duration>PT7H11M26S</meta:editing-duration>
    <meta:editing-cycles>49</meta:editing-cycles>
    <meta:generator>LibreOffice/6.4.4.2$Linux_X86_64 LibreOffice_project/40$Build-2</meta:generator>
    <meta:document-statistic meta:table-count="1" meta:cell-count="1037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584cm" svg:height="8.974cm" xlink:href=".." xlink:type="simple" chart:class="chart:line" chart:style-name="ch1">
        <chart:legend chart:legend-position="end" svg:x="13.069cm" svg:y="3.69cm" style:legend-expansion="high" chart:style-name="ch2"/>
        <chart:plot-area chart:style-name="ch3" table:cell-range-address="Sheet1.B5:Sheet1.C106 Sheet1.G5:Sheet1.G106" chart:data-source-has-labels="row" svg:x="0.331cm" svg:y="0.179cm" svg:width="12.408cm" svg:height="8.616cm">
          <chartooo:coordinate-region svg:x="1.058cm" svg:y="0.3cm" svg:width="11.54cm" svg:height="7.4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C6:Sheet1.C106" chart:label-cell-address="Sheet1.C5:Sheet1.C5" chart:class="chart:line">
            <chart:data-point chart:repeated="101"/>
          </chart:series>
          <chart:series chart:style-name="ch8" chart:values-cell-range-address="Sheet1.G6:Sheet1.G106" chart:label-cell-address="Sheet1.G5:Sheet1.G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lambda</text:p>
                <draw:g>
                  <svg:desc>Sheet1.C5:Sheet1.C5</svg:desc>
                </draw:g>
              </table:table-cell>
              <table:table-cell office:value-type="string">
                <text:p>SPSA lambda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C6:Sheet1.C106</svg:desc>
                </draw:g>
              </table:table-cell>
              <table:table-cell office:value-type="float" office:value="0.0221">
                <text:p>0.0221</text:p>
                <draw:g>
                  <svg:desc>Sheet1.G6:Sheet1.G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02">
                <text:p>0.08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36">
                <text:p>0.1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.3491">
                <text:p>0.3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4321">
                <text:p>0.43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76">
                <text:p>0.76</text:p>
              </table:table-cell>
              <table:table-cell office:value-type="float" office:value="0.6472">
                <text:p>0.6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6772">
                <text:p>0.6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83">
                <text:p>0.83</text:p>
              </table:table-cell>
              <table:table-cell office:value-type="float" office:value="0.6167">
                <text:p>0.6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85">
                <text:p>0.85</text:p>
              </table:table-cell>
              <table:table-cell office:value-type="float" office:value="0.6933">
                <text:p>0.6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0.86">
                <text:p>0.86</text:p>
              </table:table-cell>
              <table:table-cell office:value-type="float" office:value="0.7184">
                <text:p>0.7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0.87">
                <text:p>0.87</text:p>
              </table:table-cell>
              <table:table-cell office:value-type="float" office:value="0.7637">
                <text:p>0.76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88">
                <text:p>0.88</text:p>
              </table:table-cell>
              <table:table-cell office:value-type="float" office:value="0.8967">
                <text:p>0.8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89">
                <text:p>0.89</text:p>
              </table:table-cell>
              <table:table-cell office:value-type="float" office:value="0.6821">
                <text:p>0.6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89">
                <text:p>0.89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0.7385">
                <text:p>0.7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0.7196">
                <text:p>0.7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91">
                <text:p>0.91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">
                <text:p>0.7</text:p>
              </table:table-cell>
              <table:table-cell office:value-type="float" office:value="0.91">
                <text:p>0.91</text:p>
              </table:table-cell>
              <table:table-cell office:value-type="float" office:value="0.8063">
                <text:p>0.8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0.91">
                <text:p>0.91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92">
                <text:p>0.92</text:p>
              </table:table-cell>
              <table:table-cell office:value-type="float" office:value="0.7223">
                <text:p>0.72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">
                <text:p>0.7</text:p>
              </table:table-cell>
              <table:table-cell office:value-type="float" office:value="0.92">
                <text:p>0.92</text:p>
              </table:table-cell>
              <table:table-cell office:value-type="float" office:value="0.9003">
                <text:p>0.9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">
                <text:p>0.7</text:p>
              </table:table-cell>
              <table:table-cell office:value-type="float" office:value="0.92">
                <text:p>0.92</text:p>
              </table:table-cell>
              <table:table-cell office:value-type="float" office:value="0.8492">
                <text:p>0.8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">
                <text:p>0.7</text:p>
              </table:table-cell>
              <table:table-cell office:value-type="float" office:value="0.92">
                <text:p>0.92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0.92">
                <text:p>0.92</text:p>
              </table:table-cell>
              <table:table-cell office:value-type="float" office:value="0.8914">
                <text:p>0.8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0.93">
                <text:p>0.93</text:p>
              </table:table-cell>
              <table:table-cell office:value-type="float" office:value="0.8019">
                <text:p>0.8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">
                <text:p>0.7</text:p>
              </table:table-cell>
              <table:table-cell office:value-type="float" office:value="0.93">
                <text:p>0.93</text:p>
              </table:table-cell>
              <table:table-cell office:value-type="float" office:value="0.9816">
                <text:p>0.98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">
                <text:p>0.7</text:p>
              </table:table-cell>
              <table:table-cell office:value-type="float" office:value="0.93">
                <text:p>0.93</text:p>
              </table:table-cell>
              <table:table-cell office:value-type="float" office:value="0.8764">
                <text:p>0.87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93">
                <text:p>0.93</text:p>
              </table:table-cell>
              <table:table-cell office:value-type="float" office:value="0.9044">
                <text:p>0.9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">
                <text:p>0.7</text:p>
              </table:table-cell>
              <table:table-cell office:value-type="float" office:value="0.93">
                <text:p>0.93</text:p>
              </table:table-cell>
              <table:table-cell office:value-type="float" office:value="0.8601">
                <text:p>0.86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">
                <text:p>0.7</text:p>
              </table:table-cell>
              <table:table-cell office:value-type="float" office:value="0.93">
                <text:p>0.93</text:p>
              </table:table-cell>
              <table:table-cell office:value-type="float" office:value="0.8489">
                <text:p>0.84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">
                <text:p>1.2</text:p>
              </table:table-cell>
              <table:table-cell office:value-type="float" office:value="0.94">
                <text:p>0.94</text:p>
              </table:table-cell>
              <table:table-cell office:value-type="float" office:value="0.9177">
                <text:p>0.91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0.94">
                <text:p>0.94</text:p>
              </table:table-cell>
              <table:table-cell office:value-type="float" office:value="0.8932">
                <text:p>0.89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">
                <text:p>1.2</text:p>
              </table:table-cell>
              <table:table-cell office:value-type="float" office:value="0.94">
                <text:p>0.94</text:p>
              </table:table-cell>
              <table:table-cell office:value-type="float" office:value="0.7865">
                <text:p>0.7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">
                <text:p>1.2</text:p>
              </table:table-cell>
              <table:table-cell office:value-type="float" office:value="0.89">
                <text:p>0.89</text:p>
              </table:table-cell>
              <table:table-cell office:value-type="float" office:value="0.8551">
                <text:p>0.8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1016">
                <text:p>0.1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">
                <text:p>0.7</text:p>
              </table:table-cell>
              <table:table-cell office:value-type="float" office:value="0.83">
                <text:p>0.83</text:p>
              </table:table-cell>
              <table:table-cell office:value-type="float" office:value="0.7729">
                <text:p>0.77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0.8354">
                <text:p>0.8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0.8033">
                <text:p>0.8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">
                <text:p>0.7</text:p>
              </table:table-cell>
              <table:table-cell office:value-type="float" office:value="0.91">
                <text:p>0.91</text:p>
              </table:table-cell>
              <table:table-cell office:value-type="float" office:value="0.8517">
                <text:p>0.85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">
                <text:p>0.7</text:p>
              </table:table-cell>
              <table:table-cell office:value-type="float" office:value="0.91">
                <text:p>0.91</text:p>
              </table:table-cell>
              <table:table-cell office:value-type="float" office:value="0.9844">
                <text:p>0.98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">
                <text:p>0.7</text:p>
              </table:table-cell>
              <table:table-cell office:value-type="float" office:value="0.91">
                <text:p>0.91</text:p>
              </table:table-cell>
              <table:table-cell office:value-type="float" office:value="0.7894">
                <text:p>0.78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">
                <text:p>0.7</text:p>
              </table:table-cell>
              <table:table-cell office:value-type="float" office:value="0.92">
                <text:p>0.92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">
                <text:p>0.7</text:p>
              </table:table-cell>
              <table:table-cell office:value-type="float" office:value="0.78">
                <text:p>0.78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74cm" xlink:href=".." xlink:type="simple" chart:class="chart:line" chart:style-name="ch1">
        <chart:legend chart:legend-position="end" svg:x="13.016cm" svg:y="3.69cm" style:legend-expansion="high" chart:style-name="ch2"/>
        <chart:plot-area chart:style-name="ch3" table:cell-range-address="Sheet1.B5:Sheet1.B106 Sheet1.D5:Sheet1.D106 Sheet1.H5:Sheet1.H106" chart:data-source-has-labels="row" svg:x="0.32cm" svg:y="0.179cm" svg:width="12.376cm" svg:height="8.616cm">
          <chartooo:coordinate-region svg:x="0.862cm" svg:y="0.378cm" svg:width="11.693cm" svg:height="8.2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D6:Sheet1.D106" chart:label-cell-address="Sheet1.D5:Sheet1.D5" chart:class="chart:line">
            <chart:data-point chart:repeated="101"/>
          </chart:series>
          <chart:series chart:style-name="ch8" chart:values-cell-range-address="Sheet1.H6:Sheet1.H106" chart:label-cell-address="Sheet1.H5:Sheet1.H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FGI</text:p>
                <draw:g>
                  <svg:desc>Sheet1.D5:Sheet1.D5</svg:desc>
                </draw:g>
              </table:table-cell>
              <table:table-cell office:value-type="string">
                <text:p>SPSA FGI</text:p>
                <draw:g>
                  <svg:desc>Sheet1.H5:Sheet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D6:Sheet1.D106</svg:desc>
                </draw:g>
              </table:table-cell>
              <table:table-cell office:value-type="float" office:value="0.0078">
                <text:p>0.0078</text:p>
                <draw:g>
                  <svg:desc>Sheet1.H6:Sheet1.H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6">
                <text:p>0.0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72">
                <text:p>0.1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278">
                <text:p>0.1278</text:p>
              </table:table-cell>
              <table:table-cell office:value-type="float" office:value="0.5776">
                <text:p>0.5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4698">
                <text:p>0.4698</text:p>
              </table:table-cell>
              <table:table-cell office:value-type="float" office:value="0.8974">
                <text:p>0.8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2406">
                <text:p>0.2406</text:p>
              </table:table-cell>
              <table:table-cell office:value-type="float" office:value="0.6062">
                <text:p>0.6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968">
                <text:p>0.0968</text:p>
              </table:table-cell>
              <table:table-cell office:value-type="float" office:value="0.3722">
                <text:p>0.3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0066">
                <text:p>0.0066</text:p>
              </table:table-cell>
              <table:table-cell office:value-type="float" office:value="0.2106">
                <text:p>0.2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-0.049">
                <text:p>-0.049</text:p>
              </table:table-cell>
              <table:table-cell office:value-type="float" office:value="0.0534">
                <text:p>0.05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-0.0434">
                <text:p>-0.0434</text:p>
              </table:table-cell>
              <table:table-cell office:value-type="float" office:value="-0.061">
                <text:p>-0.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-0.0358">
                <text:p>-0.0358</text:p>
              </table:table-cell>
              <table:table-cell office:value-type="float" office:value="-0.1662">
                <text:p>-0.1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0064">
                <text:p>0.0064</text:p>
              </table:table-cell>
              <table:table-cell office:value-type="float" office:value="-0.2156">
                <text:p>-0.2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0324">
                <text:p>0.032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0694">
                <text:p>0.0694</text:p>
              </table:table-cell>
              <table:table-cell office:value-type="float" office:value="-0.2786">
                <text:p>-0.27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0.1178">
                <text:p>0.1178</text:p>
              </table:table-cell>
              <table:table-cell office:value-type="float" office:value="-0.2808">
                <text:p>-0.2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0.189">
                <text:p>0.189</text:p>
              </table:table-cell>
              <table:table-cell office:value-type="float" office:value="-0.306">
                <text:p>-0.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2602">
                <text:p>0.2602</text:p>
              </table:table-cell>
              <table:table-cell office:value-type="float" office:value="-0.3058">
                <text:p>-0.30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">
                <text:p>0.7</text:p>
              </table:table-cell>
              <table:table-cell office:value-type="float" office:value="0.373">
                <text:p>0.373</text:p>
              </table:table-cell>
              <table:table-cell office:value-type="float" office:value="-0.301">
                <text:p>-0.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0.4434">
                <text:p>0.4434</text:p>
              </table:table-cell>
              <table:table-cell office:value-type="float" office:value="-0.2802">
                <text:p>-0.2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5344">
                <text:p>0.5344</text:p>
              </table:table-cell>
              <table:table-cell office:value-type="float" office:value="-0.2584">
                <text:p>-0.25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">
                <text:p>0.7</text:p>
              </table:table-cell>
              <table:table-cell office:value-type="float" office:value="0.637">
                <text:p>0.637</text:p>
              </table:table-cell>
              <table:table-cell office:value-type="float" office:value="-0.2284">
                <text:p>-0.2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">
                <text:p>0.7</text:p>
              </table:table-cell>
              <table:table-cell office:value-type="float" office:value="0.7566">
                <text:p>0.7566</text:p>
              </table:table-cell>
              <table:table-cell office:value-type="float" office:value="-0.1876">
                <text:p>-0.18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">
                <text:p>0.7</text:p>
              </table:table-cell>
              <table:table-cell office:value-type="float" office:value="0.874">
                <text:p>0.874</text:p>
              </table:table-cell>
              <table:table-cell office:value-type="float" office:value="-0.1308">
                <text:p>-0.1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1.0028">
                <text:p>1.0028</text:p>
              </table:table-cell>
              <table:table-cell office:value-type="float" office:value="-0.0554">
                <text:p>-0.05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1.1184">
                <text:p>1.1184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">
                <text:p>0.7</text:p>
              </table:table-cell>
              <table:table-cell office:value-type="float" office:value="1.2482">
                <text:p>1.2482</text:p>
              </table:table-cell>
              <table:table-cell office:value-type="float" office:value="0.1098">
                <text:p>0.10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">
                <text:p>0.7</text:p>
              </table:table-cell>
              <table:table-cell office:value-type="float" office:value="1.403">
                <text:p>1.403</text:p>
              </table:table-cell>
              <table:table-cell office:value-type="float" office:value="0.2188">
                <text:p>0.2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1.5434">
                <text:p>1.543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">
                <text:p>0.7</text:p>
              </table:table-cell>
              <table:table-cell office:value-type="float" office:value="1.6662">
                <text:p>1.6662</text:p>
              </table:table-cell>
              <table:table-cell office:value-type="float" office:value="0.4306">
                <text:p>0.4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">
                <text:p>0.7</text:p>
              </table:table-cell>
              <table:table-cell office:value-type="float" office:value="1.8034">
                <text:p>1.8034</text:p>
              </table:table-cell>
              <table:table-cell office:value-type="float" office:value="0.5286">
                <text:p>0.5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">
                <text:p>1.2</text:p>
              </table:table-cell>
              <table:table-cell office:value-type="float" office:value="1.4598">
                <text:p>1.4598</text:p>
              </table:table-cell>
              <table:table-cell office:value-type="float" office:value="0.1306">
                <text:p>0.1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1.1218">
                <text:p>1.1218</text:p>
              </table:table-cell>
              <table:table-cell office:value-type="float" office:value="-0.2594">
                <text:p>-0.25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">
                <text:p>1.2</text:p>
              </table:table-cell>
              <table:table-cell office:value-type="float" office:value="0.7822">
                <text:p>0.7822</text:p>
              </table:table-cell>
              <table:table-cell office:value-type="float" office:value="-0.6642">
                <text:p>-0.66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">
                <text:p>1.2</text:p>
              </table:table-cell>
              <table:table-cell office:value-type="float" office:value="0.4443">
                <text:p>0.4443</text:p>
              </table:table-cell>
              <table:table-cell office:value-type="float" office:value="-1.0692">
                <text:p>-1.06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0.0392">
                <text:p>0.0392</text:p>
              </table:table-cell>
              <table:table-cell office:value-type="float" office:value="-1.5466">
                <text:p>-1.5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0.0027">
                <text:p>0.0027</text:p>
              </table:table-cell>
              <table:table-cell office:value-type="float" office:value="-1.628">
                <text:p>-1.6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">
                <text:p>0.7</text:p>
              </table:table-cell>
              <table:table-cell office:value-type="float" office:value="-0.1139">
                <text:p>-0.1139</text:p>
              </table:table-cell>
              <table:table-cell office:value-type="float" office:value="-1.8348">
                <text:p>-1.83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">
                <text:p>0.7</text:p>
              </table:table-cell>
              <table:table-cell office:value-type="float" office:value="-0.1962">
                <text:p>-0.1962</text:p>
              </table:table-cell>
              <table:table-cell office:value-type="float" office:value="-1.9806">
                <text:p>-1.98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-0.1989">
                <text:p>-0.1989</text:p>
              </table:table-cell>
              <table:table-cell office:value-type="float" office:value="-2.042">
                <text:p>-2.0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">
                <text:p>0.7</text:p>
              </table:table-cell>
              <table:table-cell office:value-type="float" office:value="-0.1518">
                <text:p>-0.1518</text:p>
              </table:table-cell>
              <table:table-cell office:value-type="float" office:value="-2.0462">
                <text:p>-2.04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">
                <text:p>0.7</text:p>
              </table:table-cell>
              <table:table-cell office:value-type="float" office:value="-0.0634">
                <text:p>-0.0634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">
                <text:p>0.7</text:p>
              </table:table-cell>
              <table:table-cell office:value-type="float" office:value="0.0311">
                <text:p>0.0311</text:p>
              </table:table-cell>
              <table:table-cell office:value-type="float" office:value="-1.9868">
                <text:p>-1.98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">
                <text:p>0.7</text:p>
              </table:table-cell>
              <table:table-cell office:value-type="float" office:value="0.1325">
                <text:p>0.1325</text:p>
              </table:table-cell>
              <table:table-cell office:value-type="float" office:value="-1.9222">
                <text:p>-1.9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">
                <text:p>0.7</text:p>
              </table:table-cell>
              <table:table-cell office:value-type="float" office:value="0.2676">
                <text:p>0.2676</text:p>
              </table:table-cell>
              <table:table-cell office:value-type="float" office:value="-1.8418">
                <text:p>-1.84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">
                <text:p>0.7</text:p>
              </table:table-cell>
              <table:table-cell office:value-type="float" office:value="0.4651">
                <text:p>0.4651</text:p>
              </table:table-cell>
              <table:table-cell office:value-type="float" office:value="-1.7894">
                <text:p>-1.78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">
                <text:p>0.7</text:p>
              </table:table-cell>
              <table:table-cell office:value-type="float" office:value="0.4421">
                <text:p>0.4421</text:p>
              </table:table-cell>
              <table:table-cell office:value-type="float" office:value="-1.8242">
                <text:p>-1.8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0.3468">
                <text:p>0.3468</text:p>
              </table:table-cell>
              <table:table-cell office:value-type="float" office:value="-2.0074">
                <text:p>-2.00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">
                <text:p>0.7</text:p>
              </table:table-cell>
              <table:table-cell office:value-type="float" office:value="0.2703">
                <text:p>0.2703</text:p>
              </table:table-cell>
              <table:table-cell office:value-type="float" office:value="-2.3236">
                <text:p>-2.3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">
                <text:p>0.7</text:p>
              </table:table-cell>
              <table:table-cell office:value-type="float" office:value="0.2217">
                <text:p>0.2217</text:p>
              </table:table-cell>
              <table:table-cell office:value-type="float" office:value="-2.721">
                <text:p>-2.7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">
                <text:p>0.7</text:p>
              </table:table-cell>
              <table:table-cell office:value-type="float" office:value="0.1567">
                <text:p>0.1567</text:p>
              </table:table-cell>
              <table:table-cell office:value-type="float" office:value="-3.1766">
                <text:p>-3.17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2144">
                <text:p>0.2144</text:p>
              </table:table-cell>
              <table:table-cell office:value-type="float" office:value="-2.9982">
                <text:p>-2.99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2726">
                <text:p>0.2726</text:p>
              </table:table-cell>
              <table:table-cell office:value-type="float" office:value="-2.861">
                <text:p>-2.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2806">
                <text:p>0.2806</text:p>
              </table:table-cell>
              <table:table-cell office:value-type="float" office:value="-2.7638">
                <text:p>-2.76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2646">
                <text:p>0.2646</text:p>
              </table:table-cell>
              <table:table-cell office:value-type="float" office:value="-2.6874">
                <text:p>-2.68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2416">
                <text:p>0.2416</text:p>
              </table:table-cell>
              <table:table-cell office:value-type="float" office:value="-2.633">
                <text:p>-2.6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2398">
                <text:p>0.2398</text:p>
              </table:table-cell>
              <table:table-cell office:value-type="float" office:value="-2.5924">
                <text:p>-2.59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1896">
                <text:p>0.1896</text:p>
              </table:table-cell>
              <table:table-cell office:value-type="float" office:value="-2.5648">
                <text:p>-2.56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1792">
                <text:p>0.1792</text:p>
              </table:table-cell>
              <table:table-cell office:value-type="float" office:value="-2.5438">
                <text:p>-2.54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1604">
                <text:p>0.1604</text:p>
              </table:table-cell>
              <table:table-cell office:value-type="float" office:value="-2.5316">
                <text:p>-2.53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133">
                <text:p>0.133</text:p>
              </table:table-cell>
              <table:table-cell office:value-type="float" office:value="-2.518">
                <text:p>-2.5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1032">
                <text:p>0.1032</text:p>
              </table:table-cell>
              <table:table-cell office:value-type="float" office:value="-2.5084">
                <text:p>-2.50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762">
                <text:p>0.0762</text:p>
              </table:table-cell>
              <table:table-cell office:value-type="float" office:value="-2.5032">
                <text:p>-2.50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-2.4984">
                <text:p>-2.49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408">
                <text:p>0.0408</text:p>
              </table:table-cell>
              <table:table-cell office:value-type="float" office:value="-2.4956">
                <text:p>-2.49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386">
                <text:p>0.0386</text:p>
              </table:table-cell>
              <table:table-cell office:value-type="float" office:value="-2.4928">
                <text:p>-2.49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31">
                <text:p>0.031</text:p>
              </table:table-cell>
              <table:table-cell office:value-type="float" office:value="-2.4918">
                <text:p>-2.4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-2.491">
                <text:p>-2.4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104">
                <text:p>0.0104</text:p>
              </table:table-cell>
              <table:table-cell office:value-type="float" office:value="-2.4908">
                <text:p>-2.49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-2.4902">
                <text:p>-2.49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28">
                <text:p>0.0028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98">
                <text:p>-2.48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4cm" xlink:href=".." xlink:type="simple" chart:class="chart:line" chart:style-name="ch1">
        <chart:legend chart:legend-position="end" svg:x="12.937cm" svg:y="3.705cm" style:legend-expansion="high" chart:style-name="ch2"/>
        <chart:plot-area chart:style-name="ch3" table:cell-range-address="Sheet1.B5:Sheet1.B106 Sheet1.E5:Sheet1.E106 Sheet1.I5:Sheet1.I106" chart:data-source-has-labels="row" svg:x="0.32cm" svg:y="0.18cm" svg:width="12.297cm" svg:height="8.644cm">
          <chartooo:coordinate-region svg:x="1.047cm" svg:y="0.301cm" svg:width="11.429cm" svg:height="7.5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E6:Sheet1.E106" chart:label-cell-address="Sheet1.E5:Sheet1.E5" chart:class="chart:line">
            <chart:data-point chart:repeated="101"/>
          </chart:series>
          <chart:series chart:style-name="ch8" chart:values-cell-range-address="Sheet1.I6:Sheet1.I106" chart:label-cell-address="Sheet1.I5:Sheet1.I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WIP</text:p>
                <draw:g>
                  <svg:desc>Sheet1.E5:Sheet1.E5</svg:desc>
                </draw:g>
              </table:table-cell>
              <table:table-cell office:value-type="string">
                <text:p>SPSA WIP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E6:Sheet1.E106</svg:desc>
                </draw:g>
              </table:table-cell>
              <table:table-cell office:value-type="float" office:value="0.0134">
                <text:p>0.0134</text:p>
                <draw:g>
                  <svg:desc>Sheet1.I6:Sheet1.I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62">
                <text:p>0.0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18">
                <text:p>0.1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94">
                <text:p>0.2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2538">
                <text:p>0.2538</text:p>
              </table:table-cell>
              <table:table-cell office:value-type="float" office:value="0.3692">
                <text:p>0.3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576">
                <text:p>0.576</text:p>
              </table:table-cell>
              <table:table-cell office:value-type="float" office:value="0.4808">
                <text:p>0.4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869">
                <text:p>0.869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1024">
                <text:p>1.1024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1.3382">
                <text:p>1.3382</text:p>
              </table:table-cell>
              <table:table-cell office:value-type="float" office:value="0.9888">
                <text:p>0.9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1.5486">
                <text:p>1.5486</text:p>
              </table:table-cell>
              <table:table-cell office:value-type="float" office:value="1.1238">
                <text:p>1.1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1.6916">
                <text:p>1.6916</text:p>
              </table:table-cell>
              <table:table-cell office:value-type="float" office:value="1.2384">
                <text:p>1.23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1.8762">
                <text:p>1.8762</text:p>
              </table:table-cell>
              <table:table-cell office:value-type="float" office:value="1.3818">
                <text:p>1.3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2.0126">
                <text:p>2.0126</text:p>
              </table:table-cell>
              <table:table-cell office:value-type="float" office:value="1.6078">
                <text:p>1.60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2.171">
                <text:p>2.171</text:p>
              </table:table-cell>
              <table:table-cell office:value-type="float" office:value="1.6146">
                <text:p>1.6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2.3282">
                <text:p>2.3282</text:p>
              </table:table-cell>
              <table:table-cell office:value-type="float" office:value="1.696">
                <text:p>1.6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2.4758">
                <text:p>2.4758</text:p>
              </table:table-cell>
              <table:table-cell office:value-type="float" office:value="1.7674">
                <text:p>1.7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2.5992">
                <text:p>2.5992</text:p>
              </table:table-cell>
              <table:table-cell office:value-type="float" office:value="1.8134">
                <text:p>1.8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2.7252">
                <text:p>2.7252</text:p>
              </table:table-cell>
              <table:table-cell office:value-type="float" office:value="1.9454">
                <text:p>1.9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">
                <text:p>0.7</text:p>
              </table:table-cell>
              <table:table-cell office:value-type="float" office:value="2.838">
                <text:p>2.838</text:p>
              </table:table-cell>
              <table:table-cell office:value-type="float" office:value="2.0662">
                <text:p>2.06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2.9632">
                <text:p>2.9632</text:p>
              </table:table-cell>
              <table:table-cell office:value-type="float" office:value="2.1448">
                <text:p>2.14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3.0876">
                <text:p>3.0876</text:p>
              </table:table-cell>
              <table:table-cell office:value-type="float" office:value="2.1336">
                <text:p>2.13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">
                <text:p>0.7</text:p>
              </table:table-cell>
              <table:table-cell office:value-type="float" office:value="3.1922">
                <text:p>3.1922</text:p>
              </table:table-cell>
              <table:table-cell office:value-type="float" office:value="2.2898">
                <text:p>2.2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">
                <text:p>0.7</text:p>
              </table:table-cell>
              <table:table-cell office:value-type="float" office:value="3.3028">
                <text:p>3.3028</text:p>
              </table:table-cell>
              <table:table-cell office:value-type="float" office:value="2.4004">
                <text:p>2.40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">
                <text:p>0.7</text:p>
              </table:table-cell>
              <table:table-cell office:value-type="float" office:value="3.3966">
                <text:p>3.3966</text:p>
              </table:table-cell>
              <table:table-cell office:value-type="float" office:value="2.5742">
                <text:p>2.57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3.4894">
                <text:p>3.4894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3.596">
                <text:p>3.596</text:p>
              </table:table-cell>
              <table:table-cell office:value-type="float" office:value="2.6878">
                <text:p>2.68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">
                <text:p>0.7</text:p>
              </table:table-cell>
              <table:table-cell office:value-type="float" office:value="3.713">
                <text:p>3.713</text:p>
              </table:table-cell>
              <table:table-cell office:value-type="float" office:value="2.8862">
                <text:p>2.88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">
                <text:p>0.7</text:p>
              </table:table-cell>
              <table:table-cell office:value-type="float" office:value="3.7968">
                <text:p>3.7968</text:p>
              </table:table-cell>
              <table:table-cell office:value-type="float" office:value="2.955">
                <text:p>2.9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3.8858">
                <text:p>3.8858</text:p>
              </table:table-cell>
              <table:table-cell office:value-type="float" office:value="3.0404">
                <text:p>3.04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">
                <text:p>0.7</text:p>
              </table:table-cell>
              <table:table-cell office:value-type="float" office:value="3.9814">
                <text:p>3.9814</text:p>
              </table:table-cell>
              <table:table-cell office:value-type="float" office:value="3.0824">
                <text:p>3.08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">
                <text:p>0.7</text:p>
              </table:table-cell>
              <table:table-cell office:value-type="float" office:value="4.0744">
                <text:p>4.0744</text:p>
              </table:table-cell>
              <table:table-cell office:value-type="float" office:value="3.1262">
                <text:p>3.12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">
                <text:p>1.2</text:p>
              </table:table-cell>
              <table:table-cell office:value-type="float" office:value="4.157">
                <text:p>4.157</text:p>
              </table:table-cell>
              <table:table-cell office:value-type="float" office:value="3.269">
                <text:p>3.2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4.2172">
                <text:p>4.2172</text:p>
              </table:table-cell>
              <table:table-cell office:value-type="float" office:value="3.3598">
                <text:p>3.35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">
                <text:p>1.2</text:p>
              </table:table-cell>
              <table:table-cell office:value-type="float" office:value="4.3164">
                <text:p>4.3164</text:p>
              </table:table-cell>
              <table:table-cell office:value-type="float" office:value="3.3618">
                <text:p>3.36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">
                <text:p>1.2</text:p>
              </table:table-cell>
              <table:table-cell office:value-type="float" office:value="4.333">
                <text:p>4.333</text:p>
              </table:table-cell>
              <table:table-cell office:value-type="float" office:value="3.4296">
                <text:p>3.4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3.5388">
                <text:p>3.5388</text:p>
              </table:table-cell>
              <table:table-cell office:value-type="float" office:value="2.7152">
                <text:p>2.71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2.8754">
                <text:p>2.8754</text:p>
              </table:table-cell>
              <table:table-cell office:value-type="float" office:value="2.1944">
                <text:p>2.19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">
                <text:p>0.7</text:p>
              </table:table-cell>
              <table:table-cell office:value-type="float" office:value="2.2922">
                <text:p>2.2922</text:p>
              </table:table-cell>
              <table:table-cell office:value-type="float" office:value="1.7012">
                <text:p>1.70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">
                <text:p>0.7</text:p>
              </table:table-cell>
              <table:table-cell office:value-type="float" office:value="2.5086">
                <text:p>2.5086</text:p>
              </table:table-cell>
              <table:table-cell office:value-type="float" office:value="1.9242">
                <text:p>1.92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2.7384">
                <text:p>2.7384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">
                <text:p>0.7</text:p>
              </table:table-cell>
              <table:table-cell office:value-type="float" office:value="2.87">
                <text:p>2.87</text:p>
              </table:table-cell>
              <table:table-cell office:value-type="float" office:value="2.2556">
                <text:p>2.25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">
                <text:p>0.7</text:p>
              </table:table-cell>
              <table:table-cell office:value-type="float" office:value="2.9892">
                <text:p>2.9892</text:p>
              </table:table-cell>
              <table:table-cell office:value-type="float" office:value="2.3804">
                <text:p>2.38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">
                <text:p>0.7</text:p>
              </table:table-cell>
              <table:table-cell office:value-type="float" office:value="3.139">
                <text:p>3.139</text:p>
              </table:table-cell>
              <table:table-cell office:value-type="float" office:value="2.619">
                <text:p>2.6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">
                <text:p>0.7</text:p>
              </table:table-cell>
              <table:table-cell office:value-type="float" office:value="3.2544">
                <text:p>3.2544</text:p>
              </table:table-cell>
              <table:table-cell office:value-type="float" office:value="2.6386">
                <text:p>2.63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">
                <text:p>0.7</text:p>
              </table:table-cell>
              <table:table-cell office:value-type="float" office:value="3.3706">
                <text:p>3.3706</text:p>
              </table:table-cell>
              <table:table-cell office:value-type="float" office:value="2.741">
                <text:p>2.7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">
                <text:p>0.7</text:p>
              </table:table-cell>
              <table:table-cell office:value-type="float" office:value="3.3538">
                <text:p>3.3538</text:p>
              </table:table-cell>
              <table:table-cell office:value-type="float" office:value="2.7008">
                <text:p>2.70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">
                <text:p>0.7</text:p>
              </table:table-cell>
              <table:table-cell office:value-type="float" office:value="2.6466">
                <text:p>2.6466</text:p>
              </table:table-cell>
              <table:table-cell office:value-type="float" office:value="2.054">
                <text:p>2.0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2.0834">
                <text:p>2.0834</text:p>
              </table:table-cell>
              <table:table-cell office:value-type="float" office:value="1.5726">
                <text:p>1.57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">
                <text:p>0.7</text:p>
              </table:table-cell>
              <table:table-cell office:value-type="float" office:value="1.628">
                <text:p>1.628</text:p>
              </table:table-cell>
              <table:table-cell office:value-type="float" office:value="1.1888">
                <text:p>1.18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">
                <text:p>0.7</text:p>
              </table:table-cell>
              <table:table-cell office:value-type="float" office:value="1.2666">
                <text:p>1.2666</text:p>
              </table:table-cell>
              <table:table-cell office:value-type="float" office:value="0.9022">
                <text:p>0.9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">
                <text:p>0.7</text:p>
              </table:table-cell>
              <table:table-cell office:value-type="float" office:value="0.9876">
                <text:p>0.9876</text:p>
              </table:table-cell>
              <table:table-cell office:value-type="float" office:value="0.6868">
                <text:p>0.68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7618">
                <text:p>0.7618</text:p>
              </table:table-cell>
              <table:table-cell office:value-type="float" office:value="0.5084">
                <text:p>0.50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5786">
                <text:p>0.5786</text:p>
              </table:table-cell>
              <table:table-cell office:value-type="float" office:value="0.3712">
                <text:p>0.37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4442">
                <text:p>0.4442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3354">
                <text:p>0.3354</text:p>
              </table:table-cell>
              <table:table-cell office:value-type="float" office:value="0.1976">
                <text:p>0.19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2564">
                <text:p>0.2564</text:p>
              </table:table-cell>
              <table:table-cell office:value-type="float" office:value="0.1432">
                <text:p>0.14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1902">
                <text:p>0.1902</text:p>
              </table:table-cell>
              <table:table-cell office:value-type="float" office:value="0.1026">
                <text:p>0.10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1446">
                <text:p>0.1446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106">
                <text:p>0.106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786">
                <text:p>0.0786</text:p>
              </table:table-cell>
              <table:table-cell office:value-type="float" office:value="0.0418">
                <text:p>0.04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582">
                <text:p>0.0582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41">
                <text:p>0.041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266">
                <text:p>0.0266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192">
                <text:p>0.0192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144">
                <text:p>0.0144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094">
                <text:p>0.009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064">
                <text:p>0.006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032">
                <text:p>0.0032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008">
                <text:p>0.0008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0006">
                <text:p>0.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0006">
                <text:p>0.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3cm" xlink:href=".." xlink:type="simple" chart:class="chart:line" chart:style-name="ch1">
        <chart:legend chart:legend-position="end" svg:x="13.042cm" svg:y="3.704cm" style:legend-expansion="high" chart:style-name="ch2"/>
        <chart:plot-area chart:style-name="ch3" table:cell-range-address="Sheet1.B5:Sheet1.B106 Sheet1.F5:Sheet1.F106 Sheet1.J5:Sheet1.J106" chart:data-source-has-labels="row" svg:x="0.32cm" svg:y="0.18cm" svg:width="12.402cm" svg:height="8.643cm">
          <chartooo:coordinate-region svg:x="1.047cm" svg:y="0.301cm" svg:width="11.534cm" svg:height="7.5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F6:Sheet1.F106" chart:label-cell-address="Sheet1.F5:Sheet1.F5" chart:class="chart:line">
            <chart:data-point chart:repeated="101"/>
          </chart:series>
          <chart:series chart:style-name="ch8" chart:values-cell-range-address="Sheet1.J6:Sheet1.J106" chart:label-cell-address="Sheet1.J5:Sheet1.J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X(t)</text:p>
                <draw:g>
                  <svg:desc>Sheet1.F5:Sheet1.F5</svg:desc>
                </draw:g>
              </table:table-cell>
              <table:table-cell office:value-type="string">
                <text:p>SPSA X(t)</text:p>
                <draw:g>
                  <svg:desc>Sheet1.J5:Sheet1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F6:Sheet1.F106</svg:desc>
                </draw:g>
              </table:table-cell>
              <table:table-cell office:value-type="float" office:value="0.0078">
                <text:p>0.0078</text:p>
                <draw:g>
                  <svg:desc>Sheet1.J6:Sheet1.J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56">
                <text:p>0.0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68">
                <text:p>0.1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278">
                <text:p>0.1278</text:p>
              </table:table-cell>
              <table:table-cell office:value-type="float" office:value="0.2736">
                <text:p>0.2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342">
                <text:p>0.342</text:p>
              </table:table-cell>
              <table:table-cell office:value-type="float" office:value="0.3198">
                <text:p>0.3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4708">
                <text:p>0.4708</text:p>
              </table:table-cell>
              <table:table-cell office:value-type="float" office:value="0.4088">
                <text:p>0.4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5562">
                <text:p>0.5562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6098">
                <text:p>0.6098</text:p>
              </table:table-cell>
              <table:table-cell office:value-type="float" office:value="0.5384">
                <text:p>0.5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6444">
                <text:p>0.6444</text:p>
              </table:table-cell>
              <table:table-cell office:value-type="float" office:value="0.5428">
                <text:p>0.5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0.7056">
                <text:p>0.7056</text:p>
              </table:table-cell>
              <table:table-cell office:value-type="float" office:value="0.5856">
                <text:p>0.5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0.7076">
                <text:p>0.7076</text:p>
              </table:table-cell>
              <table:table-cell office:value-type="float" office:value="0.5948">
                <text:p>0.5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7422">
                <text:p>0.7422</text:p>
              </table:table-cell>
              <table:table-cell office:value-type="float" office:value="0.6506">
                <text:p>0.6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726">
                <text:p>0.726</text:p>
              </table:table-cell>
              <table:table-cell office:value-type="float" office:value="0.6656">
                <text:p>0.6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737">
                <text:p>0.737</text:p>
              </table:table-cell>
              <table:table-cell office:value-type="float" office:value="0.6714">
                <text:p>0.6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0.7484">
                <text:p>0.7484</text:p>
              </table:table-cell>
              <table:table-cell office:value-type="float" office:value="0.6978">
                <text:p>0.69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0.7712">
                <text:p>0.7712</text:p>
              </table:table-cell>
              <table:table-cell office:value-type="float" office:value="0.6748">
                <text:p>0.6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7712">
                <text:p>0.7712</text:p>
              </table:table-cell>
              <table:table-cell office:value-type="float" office:value="0.7002">
                <text:p>0.7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">
                <text:p>0.7</text:p>
              </table:table-cell>
              <table:table-cell office:value-type="float" office:value="0.8128">
                <text:p>0.8128</text:p>
              </table:table-cell>
              <table:table-cell office:value-type="float" office:value="0.7048">
                <text:p>0.7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0.7704">
                <text:p>0.7704</text:p>
              </table:table-cell>
              <table:table-cell office:value-type="float" office:value="0.7208">
                <text:p>0.7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791">
                <text:p>0.791</text:p>
              </table:table-cell>
              <table:table-cell office:value-type="float" office:value="0.7218">
                <text:p>0.7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">
                <text:p>0.7</text:p>
              </table:table-cell>
              <table:table-cell office:value-type="float" office:value="0.8026">
                <text:p>0.802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">
                <text:p>0.7</text:p>
              </table:table-cell>
              <table:table-cell office:value-type="float" office:value="0.8196">
                <text:p>0.8196</text:p>
              </table:table-cell>
              <table:table-cell office:value-type="float" office:value="0.7408">
                <text:p>0.7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">
                <text:p>0.7</text:p>
              </table:table-cell>
              <table:table-cell office:value-type="float" office:value="0.8174">
                <text:p>0.8174</text:p>
              </table:table-cell>
              <table:table-cell office:value-type="float" office:value="0.7568">
                <text:p>0.7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0.8288">
                <text:p>0.8288</text:p>
              </table:table-cell>
              <table:table-cell office:value-type="float" office:value="0.7754">
                <text:p>0.77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0.8156">
                <text:p>0.8156</text:p>
              </table:table-cell>
              <table:table-cell office:value-type="float" office:value="0.7892">
                <text:p>0.78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">
                <text:p>0.7</text:p>
              </table:table-cell>
              <table:table-cell office:value-type="float" office:value="0.8298">
                <text:p>0.8298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">
                <text:p>0.7</text:p>
              </table:table-cell>
              <table:table-cell office:value-type="float" office:value="0.8548">
                <text:p>0.8548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8404">
                <text:p>0.8404</text:p>
              </table:table-cell>
              <table:table-cell office:value-type="float" office:value="0.7972">
                <text:p>0.79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">
                <text:p>0.7</text:p>
              </table:table-cell>
              <table:table-cell office:value-type="float" office:value="0.8228">
                <text:p>0.8228</text:p>
              </table:table-cell>
              <table:table-cell office:value-type="float" office:value="0.8146">
                <text:p>0.81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">
                <text:p>0.7</text:p>
              </table:table-cell>
              <table:table-cell office:value-type="float" office:value="0.8372">
                <text:p>0.8372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">
                <text:p>1.2</text:p>
              </table:table-cell>
              <table:table-cell office:value-type="float" office:value="0.8564">
                <text:p>0.8564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0.862">
                <text:p>0.86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">
                <text:p>1.2</text:p>
              </table:table-cell>
              <table:table-cell office:value-type="float" office:value="0.8604">
                <text:p>0.8604</text:p>
              </table:table-cell>
              <table:table-cell office:value-type="float" office:value="0.7952">
                <text:p>0.79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">
                <text:p>1.2</text:p>
              </table:table-cell>
              <table:table-cell office:value-type="float" office:value="0.8616">
                <text:p>0.861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0.7942">
                <text:p>0.7942</text:p>
              </table:table-cell>
              <table:table-cell office:value-type="float" office:value="0.7226">
                <text:p>0.72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0.6634">
                <text:p>0.6634</text:p>
              </table:table-cell>
              <table:table-cell office:value-type="float" office:value="0.6186">
                <text:p>0.61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">
                <text:p>0.7</text:p>
              </table:table-cell>
              <table:table-cell office:value-type="float" office:value="0.5832">
                <text:p>0.5832</text:p>
              </table:table-cell>
              <table:table-cell office:value-type="float" office:value="0.4932">
                <text:p>0.49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">
                <text:p>0.7</text:p>
              </table:table-cell>
              <table:table-cell office:value-type="float" office:value="0.6164">
                <text:p>0.6164</text:p>
              </table:table-cell>
              <table:table-cell office:value-type="float" office:value="0.5542">
                <text:p>0.55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0.6966">
                <text:p>0.6966</text:p>
              </table:table-cell>
              <table:table-cell office:value-type="float" office:value="0.6386">
                <text:p>0.63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">
                <text:p>0.7</text:p>
              </table:table-cell>
              <table:table-cell office:value-type="float" office:value="0.7466">
                <text:p>0.7466</text:p>
              </table:table-cell>
              <table:table-cell office:value-type="float" office:value="0.6958">
                <text:p>0.69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">
                <text:p>0.7</text:p>
              </table:table-cell>
              <table:table-cell office:value-type="float" office:value="0.7836">
                <text:p>0.7836</text:p>
              </table:table-cell>
              <table:table-cell office:value-type="float" office:value="0.7162">
                <text:p>0.71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">
                <text:p>0.7</text:p>
              </table:table-cell>
              <table:table-cell office:value-type="float" office:value="0.7862">
                <text:p>0.7862</text:p>
              </table:table-cell>
              <table:table-cell office:value-type="float" office:value="0.7432">
                <text:p>0.74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">
                <text:p>0.7</text:p>
              </table:table-cell>
              <table:table-cell office:value-type="float" office:value="0.7856">
                <text:p>0.7856</text:p>
              </table:table-cell>
              <table:table-cell office:value-type="float" office:value="0.7646">
                <text:p>0.76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">
                <text:p>0.7</text:p>
              </table:table-cell>
              <table:table-cell office:value-type="float" office:value="0.795">
                <text:p>0.795</text:p>
              </table:table-cell>
              <table:table-cell office:value-type="float" office:value="0.7804">
                <text:p>0.78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">
                <text:p>0.7</text:p>
              </table:table-cell>
              <table:table-cell office:value-type="float" office:value="0.8022">
                <text:p>0.8022</text:p>
              </table:table-cell>
              <table:table-cell office:value-type="float" office:value="0.7524">
                <text:p>0.75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">
                <text:p>0.7</text:p>
              </table:table-cell>
              <table:table-cell office:value-type="float" office:value="0.7072">
                <text:p>0.7072</text:p>
              </table:table-cell>
              <table:table-cell office:value-type="float" office:value="0.6652">
                <text:p>0.66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0.5632">
                <text:p>0.5632</text:p>
              </table:table-cell>
              <table:table-cell office:value-type="float" office:value="0.5168">
                <text:p>0.51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">
                <text:p>0.7</text:p>
              </table:table-cell>
              <table:table-cell office:value-type="float" office:value="0.4554">
                <text:p>0.4554</text:p>
              </table:table-cell>
              <table:table-cell office:value-type="float" office:value="0.3838">
                <text:p>0.38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">
                <text:p>0.7</text:p>
              </table:table-cell>
              <table:table-cell office:value-type="float" office:value="0.3614">
                <text:p>0.3614</text:p>
              </table:table-cell>
              <table:table-cell office:value-type="float" office:value="0.3026">
                <text:p>0.3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">
                <text:p>0.7</text:p>
              </table:table-cell>
              <table:table-cell office:value-type="float" office:value="0.279">
                <text:p>0.279</text:p>
              </table:table-cell>
              <table:table-cell office:value-type="float" office:value="0.2444">
                <text:p>0.2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2258">
                <text:p>0.2258</text:p>
              </table:table-cell>
              <table:table-cell office:value-type="float" office:value="0.1784">
                <text:p>0.17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1832">
                <text:p>0.1832</text:p>
              </table:table-cell>
              <table:table-cell office:value-type="float" office:value="0.1372">
                <text:p>0.13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1344">
                <text:p>0.1344</text:p>
              </table:table-cell>
              <table:table-cell office:value-type="float" office:value="0.0972">
                <text:p>0.09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1088">
                <text:p>0.1088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079">
                <text:p>0.079</text:p>
              </table:table-cell>
              <table:table-cell office:value-type="float" office:value="0.0544">
                <text:p>0.0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662">
                <text:p>0.0662</text:p>
              </table:table-cell>
              <table:table-cell office:value-type="float" office:value="0.0406">
                <text:p>0.04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456">
                <text:p>0.0456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386">
                <text:p>0.038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274">
                <text:p>0.0274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204">
                <text:p>0.0204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172">
                <text:p>0.0172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144">
                <text:p>0.0144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074">
                <text:p>0.0074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048">
                <text:p>0.0048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032">
                <text:p>0.003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04">
                <text:p>0.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